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3" style:family="paragraph">
      <style:paragraph-properties fo:margin-left="0cm" fo:margin-right="0cm" fo:text-align="center" fo:text-indent="0.02cm"/>
    </style:style>
    <style:style style:name="P4" style:family="paragraph">
      <style:paragraph-properties fo:margin-left="0cm" fo:margin-right="0cm" fo:text-align="center" fo:text-indent="0.02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7" style:family="paragraph">
      <style:paragraph-properties fo:margin-left="0cm" fo:margin-right="0cm" fo:text-align="center" fo:text-indent="0.024cm"/>
    </style:style>
    <style:style style:name="P8" style:family="paragraph">
      <style:paragraph-properties fo:margin-left="0cm" fo:margin-right="0cm" fo:text-align="center" fo:text-indent="0.024cm"/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Liberation Sans'" style:font-family-generic="roman" style:font-pitch="variable" fo:font-size="12pt" fo:font-weight="bold" style:letter-kerning="true" style:font-family-asian="'WenQuanYi Micro Hei'" style:font-family-generic-asian="system" style:font-pitch-asian="variable" style:font-size-asian="12pt" style:font-weight-asian="bold" style:font-family-complex="'Lohit Hindi'" style:font-family-generic-complex="system" style:font-pitch-complex="variable" style:font-size-complex="12pt" style:font-weight-complex="bold"/>
    </style:style>
    <style:style style:name="T2" style:family="text">
      <style:text-properties fo:font-family="'Liberation Sans'" style:font-family-generic="roman" style:font-pitch="variable" fo:font-size="11pt" fo:font-weight="bold" style:letter-kerning="true" style:font-family-asian="'WenQuanYi Micro Hei'" style:font-family-generic-asian="system" style:font-pitch-asian="variable" style:font-size-asian="11pt" style:font-weight-asian="bold" style:font-family-complex="'Lohit Hindi'" style:font-family-generic-complex="system" style:font-pitch-complex="variable" style:font-size-complex="11pt" style:font-weight-complex="bold"/>
    </style:style>
    <style:style style:name="T3" style:family="text">
      <style:text-properties fo:font-family="'Liberation Sans'" style:font-family-generic="roman" style:font-pitch="variable" fo:font-size="10pt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353cm" svg:height="8.636cm" svg:x="1.242cm" svg:y="10.07cm">
          <text:p text:style-name="P1"><text:span text:style-name="T1">Mental States</text:span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4" draw:id="id4" draw:layer="layout" svg:width="4.953cm" svg:height="1.614cm" svg:x="15.002cm" svg:y="11.442cm">
          <text:p text:style-name="P3"><text:span text:style-name="T1">Apprais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2" draw:id="id2" draw:layer="layout" svg:width="4.953cm" svg:height="1.524cm" svg:x="15.056cm" svg:y="14.58cm">
          <text:p text:style-name="P5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99cm" svg:height="5.807cm" svg:x="14.448cm" svg:y="10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" draw:id="id5" draw:layer="layout" svg:width="4.064cm" svg:height="1.249cm" svg:x="9.115cm" svg:y="11.534cm">
          <text:p text:style-name="P7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4.064cm" svg:height="1.302cm" svg:x="9.12cm" svg:y="13.678cm">
          <text:p text:style-name="P1"><text:span text:style-name="T2">Belief Formation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064cm" svg:height="1.29cm" svg:x="9.118cm" svg:y="15.85cm">
          <text:p text:style-name="P1"><text:span text:style-name="T2">Intention Form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29cm" svg:height="6.604cm" svg:x="8.636cm" svg:y="10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3.185cm" svg:height="1.11cm" svg:x="15.937cm" svg:y="17.238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072cm" svg:height="1.574cm" svg:x="2.413cm" svg:y="7.014cm"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0" draw:id="id10" draw:layer="layout" svg:width="5.08cm" svg:height="2.54cm" svg:x="1.505cm" svg:y="3.231cm">
          <text:p text:style-name="P5"><text:span text:style-name="T1">Collab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4.991cm" svg:height="2.159cm" svg:x="8.655cm" svg:y="6.579cm">
          <text:p text:style-name="P5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529cm" svg:y1="17.238cm" svg:x2="17.532cm" svg:y2="16.104cm" draw:start-shape="id1" draw:start-glue-point="0" draw:end-shape="id2" draw:end-glue-point="2" svg:d="m17529 17238v-567h3v-567" svg:viewBox="0 0 4 1135">
          <text:p/>
        </draw:connector>
        <draw:connector draw:style-name="gr11" draw:text-style-name="P1" draw:layer="layout" svg:x1="13.184cm" svg:y1="14.329cm" svg:x2="17.478cm" svg:y2="13.056cm" draw:start-shape="id3" draw:start-glue-point="1" draw:end-shape="id4" draw:end-glue-point="2" svg:d="m13184 14329h4294v-1273" svg:viewBox="0 0 4295 1274">
          <text:p/>
        </draw:connector>
        <draw:connector draw:style-name="gr11" draw:text-style-name="P1" draw:layer="layout" svg:x1="11.152cm" svg:y1="13.678cm" svg:x2="11.147cm" svg:y2="12.783cm" draw:start-shape="id3" draw:start-glue-point="0" draw:end-shape="id5" draw:end-glue-point="2" svg:d="m11152 13678v-448h-5v-447" svg:viewBox="0 0 6 896">
          <text:p/>
        </draw:connector>
        <draw:connector draw:style-name="gr11" draw:text-style-name="P1" draw:layer="layout" svg:x1="11.15cm" svg:y1="15.85cm" svg:x2="11.152cm" svg:y2="14.98cm" draw:start-shape="id6" draw:start-glue-point="0" draw:end-shape="id3" draw:end-glue-point="2" svg:d="m11150 15850v-435h2v-435" svg:viewBox="0 0 3 871">
          <text:p/>
        </draw:connector>
        <draw:connector draw:style-name="gr12" draw:text-style-name="P1" draw:layer="layout" svg:x1="9.118cm" svg:y1="16.495cm" svg:x2="7.686cm" svg:y2="16.503cm" draw:start-shape="id6" draw:start-glue-point="3" svg:d="m9118 16495h-979v8h-453" svg:viewBox="0 0 1433 9">
          <text:p/>
        </draw:connector>
        <draw:connector draw:style-name="gr12" draw:text-style-name="P1" draw:layer="layout" draw:line-skew="3.006cm" svg:x1="15.056cm" svg:y1="15.342cm" svg:x2="7.653cm" svg:y2="17.817cm" draw:start-shape="id2" svg:d="m15056 15342h-959v2475h-6444" svg:viewBox="0 0 7404 2476">
          <text:p/>
        </draw:connector>
        <draw:connector draw:style-name="gr12" draw:text-style-name="P1" draw:layer="layout" svg:x1="9.12cm" svg:y1="14.329cm" svg:x2="7.676cm" svg:y2="14.33cm" draw:start-shape="id3" draw:start-glue-point="3" svg:d="m9120 14329h-985v1h-459" svg:viewBox="0 0 1445 2">
          <text:p/>
        </draw:connector>
        <draw:connector draw:style-name="gr13" draw:text-style-name="P1" draw:layer="layout" svg:x1="9.115cm" svg:y1="12.158cm" svg:x2="7.716cm" svg:y2="12.157cm" draw:start-shape="id5" draw:start-glue-point="3" svg:d="m9115 12158h-962v-1h-437" svg:viewBox="0 0 1400 2">
          <text:p text:style-name="P1"><text:s/></text:p>
        </draw:connector>
        <draw:connector draw:style-name="gr13" draw:text-style-name="P1" draw:layer="layout" svg:x1="3.628cm" svg:y1="10.07cm" svg:x2="3.634cm" svg:y2="8.823cm" draw:start-shape="id7" draw:start-glue-point="4" svg:d="m3628 10070v-886h6v-361" svg:viewBox="0 0 7 1248">
          <text:p text:style-name="P1"><text:s/></text:p>
        </draw:connector>
        <draw:connector draw:style-name="gr11" draw:text-style-name="P1" draw:layer="layout" svg:x1="11.147cm" svg:y1="11.534cm" svg:x2="11.15cm" svg:y2="8.738cm" draw:start-shape="id5" draw:start-glue-point="0" draw:end-shape="id8" draw:end-glue-point="2" svg:d="m11147 11534v-1399h3v-1397" svg:viewBox="0 0 4 2797">
          <text:p/>
        </draw:connector>
        <draw:connector draw:style-name="gr11" draw:text-style-name="P1" draw:layer="layout" draw:line-skew="-1.517cm" svg:x1="17.478cm" svg:y1="11.442cm" svg:x2="13.712cm" svg:y2="7.883cm" draw:start-shape="id4" draw:start-glue-point="0" svg:d="m17478 11442v-3559h-3766v0" svg:viewBox="0 0 3767 3560">
          <text:p/>
        </draw:connector>
        <draw:connector draw:style-name="gr11" draw:text-style-name="P1" draw:layer="layout" svg:x1="11.15cm" svg:y1="6.579cm" svg:x2="11.149cm" svg:y2="5.212cm" draw:start-shape="id8" draw:start-glue-point="0" draw:end-shape="id9" svg:d="m11150 6579v-684h-1v-683" svg:viewBox="0 0 2 1368">
          <text:p/>
        </draw:connector>
        <draw:connector draw:style-name="gr11" draw:text-style-name="P1" draw:layer="layout" svg:x1="6.585cm" svg:y1="4.501cm" svg:x2="8.656cm" svg:y2="4.498cm" draw:start-shape="id10" draw:start-glue-point="1" draw:end-shape="id9" draw:end-glue-point="3" svg:d="m6585 4501h1035v-3h1036" svg:viewBox="0 0 2072 4">
          <text:p/>
        </draw:connector>
        <draw:connector draw:style-name="gr11" draw:text-style-name="P1" draw:layer="layout" draw:line-skew="2.189cm" svg:x1="18.538cm" svg:y1="11.43cm" svg:x2="13.643cm" svg:y2="4.498cm" draw:end-shape="id9" draw:end-glue-point="1" svg:d="m18538 11430h4v-6932h-4899" svg:viewBox="0 0 4900 6933">
          <text:p/>
        </draw:connector>
        <draw:connector draw:style-name="gr11" draw:text-style-name="P1" draw:layer="layout" svg:x1="8.655cm" svg:y1="7.658cm" svg:x2="6.572cm" svg:y2="5.292cm" draw:start-shape="id8" svg:d="m8655 7658h-1305v-2366h-778" svg:viewBox="0 0 2084 2367">
          <text:p/>
        </draw:connector>
        <draw:connector draw:style-name="gr11" draw:text-style-name="P1" draw:layer="layout" draw:line-skew="6.427cm" svg:x1="19.454cm" svg:y1="11.43cm" svg:x2="6.554cm" svg:y2="3.422cm" svg:d="m19454 11430h-23v-8008h-12877" svg:viewBox="0 0 12901 8009">
          <text:p/>
        </draw:connector>
        <draw:connector draw:style-name="gr12" draw:text-style-name="P1" draw:layer="layout" draw:line-skew="0.316cm" svg:x1="10.401cm" svg:y1="8.824cm" svg:x2="4.421cm" svg:y2="10.07cm" draw:end-shape="id7" svg:d="m10401 8824v676h-5980v570" svg:viewBox="0 0 5981 1247">
          <text:p/>
        </draw:connector>
        <draw:connector draw:style-name="gr12" draw:text-style-name="P1" draw:layer="layout" svg:x1="14.923cm" svg:y1="12.141cm" svg:x2="13.199cm" svg:y2="12.143cm" svg:d="m14923 12141h-862v2h-862" svg:viewBox="0 0 1725 3">
          <text:p/>
        </draw:connector>
        <draw:connector draw:style-name="gr11" draw:text-style-name="P1" draw:layer="layout" draw:line-skew="0.221cm -7.283cm" svg:x1="19.955cm" svg:y1="12.249cm" svg:x2="1.245cm" svg:y2="13.594cm" draw:start-shape="id4" draw:start-glue-point="1" draw:end-shape="id7" draw:end-glue-point="9" svg:d="m19955 12249h746v-9988h-19983v11333h527" svg:viewBox="0 0 19984 11334">
          <text:p/>
        </draw:connector>
        <draw:connector draw:style-name="gr13" draw:text-style-name="P1" draw:layer="layout" svg:x1="2.022cm" svg:y1="10.072cm" svg:x2="2.015cm" svg:y2="5.842cm" svg:d="m2022 10072v-2115h-7v-2115" svg:viewBox="0 0 8 4231">
          <text:p text:style-name="P1"><text:s/></text:p>
        </draw:connector>
        <draw:custom-shape draw:style-name="gr14" draw:text-style-name="P1" xml:id="id11" draw:id="id11" draw:layer="layout" svg:width="0.381cm" svg:height="0.381cm" svg:x="7.295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6.469cm" svg:y1="8.22cm" svg:x2="7.295cm" svg:y2="8.212cm" draw:end-shape="id11" draw:end-glue-point="6" svg:d="m6469 8220h150v-8h676" svg:viewBox="0 0 827 9">
          <text:p/>
        </draw:connector>
        <draw:custom-shape draw:style-name="gr14" draw:text-style-name="P1" xml:id="id12" draw:id="id12" draw:layer="layout" svg:width="0.381cm" svg:height="0.381cm" svg:x="9.5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9.691cm" svg:y1="5.98cm" svg:x2="9.692cm" svg:y2="5.179cm" draw:start-shape="id12" draw:start-glue-point="4" svg:d="m9691 5980v-664h1v-137" svg:viewBox="0 0 2 802">
          <text:p/>
        </draw:connector>
        <draw:custom-shape draw:style-name="gr15" draw:text-style-name="P2" xml:id="id9" draw:id="id9" draw:layer="layout" svg:width="4.987cm" svg:height="1.427cm" svg:x="8.656cm" svg:y="3.785cm">
          <text:p text:style-name="P1"><text:span text:style-name="T1">Percep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</meta:initial-creator>
    <meta:creation-date>2014-10-06T16:29:49</meta:creation-date>
    <dc:date>2014-11-25T17:21:05</dc:date>
    <dc:creator>Mohammad </dc:creator>
    <meta:editing-duration>PT3H56M23S</meta:editing-duration>
    <meta:editing-cycles>138</meta:editing-cycles>
    <meta:generator>LibreOffice/3.5$Linux_x86 LibreOffice_project/350m1$Build-2</meta:generator>
    <meta:document-statistic meta:object-count="37"/>
  </office:meta>
</office:document-meta>
</file>